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r... really powerful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~~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"Haaah, checkin' in on the prison is a
pain in the ass~..."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"It's not like they can escape or anythin',
and even if they did...~ lol"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"Heheheh... how're you feelin', li'l lady?"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"......"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"Don't feel like talkin'?"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"Welp, it's not like you could in that state,
thanks to that little curse."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"All right, see ya later~ ♪"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`in that state`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hit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"Hnn?!"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"Oi, I know you're there!"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"Say something! Oi!!"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~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"Oh, it's just an elephant. You had me
scared for a second..."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